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27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75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1.1575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5717in"/>
    </style:style>
    <style:style style:name="co19" style:family="table-column">
      <style:table-column-properties fo:break-before="auto" style:column-width="1.332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zxx" fo:country="none" style:language-asian="zxx" style:country-asian="none" style:language-complex="zxx" style:country-complex="none"/>
    </style:style>
    <style:style style:name="ce9" style:family="table-cell" style:parent-style-name="Default"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websit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Periods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Image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2009-02-01" calcext:value-type="date">
            <text:p>February 200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2023-06-01" calcext:value-type="date">
            <text:p>June 202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15-12-01" calcext:value-type="date">
            <text:p>December 20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23-10-01" calcext:value-type="date">
            <text:p>October 202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date" office:date-value="2023-11-01" calcext:value-type="date">
            <text:p>November 2023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date" office:date-value="2024-01-01" calcext:value-type="date">
            <text:p>January 2024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date" office:date-value="2024-02-01" calcext:value-type="date">
            <text:p>February 202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date" office:date-value="2024-03-01" calcext:value-type="date">
            <text:p>March 202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date" office:date-value="2024-04-01" calcext:value-type="date">
            <text:p>April 2024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date" office:date-value="2024-06-01" calcext:value-type="date">
            <text:p>June 202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47" calcext:value-type="float">
            <text:p>447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date" office:date-value="2024-11-01" calcext:value-type="date">
            <text:p>November 202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62" calcext:value-type="float">
            <text:p>462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date" office:date-value="2025-03-01" calcext:value-type="date">
            <text:p>March 2025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75" calcext:value-type="float">
            <text:p>475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persons" table:style-name="ta1"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9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9" table:default-cell-style-name="ce6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books.csv</text:p>
          </table:table-cell>
          <table:table-cell office:value-type="string" calcext:value-type="string">
            <text:p>people.csv</text:p>
          </table:table-cell>
          <table:table-cell office:value-type="string" calcext:value-type="string">
            <text:p>caesars.csv</text:p>
          </table:table-cell>
          <table:table-cell office:value-type="string" calcext:value-type="string">
            <text:p>judges.csv</text:p>
          </table:table-cell>
          <table:table-cell office:value-type="string" calcext:value-type="string">
            <text:p>kings.csv</text:p>
          </table:table-cell>
          <table:table-cell office:value-type="string" calcext:value-type="string">
            <text:p>prophets.csv</text:p>
          </table:table-cell>
          <table:table-cell office:value-type="string" calcext:value-type="string">
            <text:p>terah-family.csv</text:p>
          </table:table-cell>
          <table:table-cell office:value-type="string" calcext:value-type="string">
            <text:p>terah-family2.csv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SUM([.B2:.I2])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B3:.I3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B4:.I4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SUM([.B5:.I5])" office:value-type="float" office:value="202" calcext:value-type="float">
            <text:p>202</text:p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vents" table:style-name="ta1">
        <table:table-column table:style-name="co18" table:default-cell-style-name="ce6"/>
        <table:table-column table:style-name="co9" table:default-cell-style-name="ce6"/>
        <table:table-column table:style-name="co19" table:default-cell-style-name="ce6"/>
        <table:table-column table:style-name="co9" table:number-columns-repeated="3" table:default-cell-style-name="ce6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events.csv</text:p>
          </table:table-cell>
          <table:table-cell office:value-type="string" calcext:value-type="string">
            <text:p>events_objects.csv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/>
          <table:table-cell table:formula="of:=SUM([.B2:.C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3:.C3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4:.C4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SUM([.B5:.C5])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ages" table:style-name="ta1">
        <table:table-column table:style-name="co20" table:default-cell-style-name="ce6"/>
        <table:table-column table:style-name="co21" table:default-cell-style-name="ce6"/>
        <table:table-column table:style-name="co16" table:default-cell-style-name="ce6"/>
        <table:table-column table:style-name="co1" table:default-cell-style-name="ce6"/>
        <table:table-column table:style-name="co9" table:default-cell-style-name="ce6"/>
        <table:table-column table:style-name="co9" table:number-columns-repeated="3" table:default-cell-style-name="Default"/>
        <table:table-row table:style-name="ro1">
          <table:table-cell table:style-name="ce7" office:value-type="string" calcext:value-type="string">
            <text:p>version</text:p>
          </table:table-cell>
          <table:table-cell table:style-name="ce7" office:value-type="string" calcext:value-type="string">
            <text:p>pictures.csv</text:p>
          </table:table-cell>
          <table:table-cell table:style-name="ce7" office:value-type="string" calcext:value-type="string">
            <text:p>pictures_svg.csv</text:p>
          </table:table-cell>
          <table:table-cell table:style-name="ce7"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/>
          <table:table-cell table:formula="of:=SUM([.B2: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SUM([.B3:.C3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SUM([.B4:.C4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SUM([.B5:.C5])" office:value-type="float" office:value="52" calcext:value-type="float">
            <text:p>5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style-name="ce9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8T13:48:15.268854100</meta:creation-date>
    <dc:date>2025-03-28T14:25:33.935569500</dc:date>
    <meta:editing-duration>PT15M57S</meta:editing-duration>
    <meta:editing-cycles>2</meta:editing-cycles>
    <meta:generator>LibreOffice/25.2.0.3$Windows_X86_64 LibreOffice_project/e1cf4a87eb02d755bce1a01209907ea5ddc8f069</meta:generator>
    <meta:document-statistic meta:table-count="4" meta:cell-count="186" meta:object-count="0"/>
  </office:meta>
</office:document-meta>
</file>